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21.3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tion_roi_result" table:style-name="ta1">
        <table:shapes>
          <draw:frame draw:z-index="0" draw:style-name="gr1" draw:text-style-name="P1" svg:width="159.99mm" svg:height="89.99mm" svg:x="101.98mm" svg:y="4.45mm">
            <loext:p draw:notify-on-update-of-ranges="option_roi_result.B1:option_roi_result.B1 option_roi_result.B2:option_roi_result.B15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02.4mm" svg:y="98.75mm">
            <loext:p draw:notify-on-update-of-ranges="option_roi_result.C1:option_roi_result.C1 option_roi_result.C2:option_roi_result.C15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OI_HF</text:p>
          </table:table-cell>
          <table:table-cell office:value-type="string" calcext:value-type="string">
            <text:p>ROI_LF</text:p>
          </table:table-cell>
        </table:table-row>
        <table:table-row table:style-name="ro1">
          <table:table-cell office:value-type="string" calcext:value-type="string">
            <text:p>2015/1/5</text:p>
          </table:table-cell>
          <table:table-cell table:number-columns-repeated="2" office:value-type="float" office:value="-3.18472" calcext:value-type="float">
            <text:p>-3.18472</text:p>
          </table:table-cell>
        </table:table-row>
        <table:table-row table:style-name="ro1">
          <table:table-cell office:value-type="string" calcext:value-type="string">
            <text:p>2015/1/6</text:p>
          </table:table-cell>
          <table:table-cell table:number-columns-repeated="2" office:value-type="float" office:value="-6.36756" calcext:value-type="float">
            <text:p>-6.36756</text:p>
          </table:table-cell>
        </table:table-row>
        <table:table-row table:style-name="ro1">
          <table:table-cell office:value-type="string" calcext:value-type="string">
            <text:p>2015/1/7</text:p>
          </table:table-cell>
          <table:table-cell table:number-columns-repeated="2" office:value-type="float" office:value="-9.54836" calcext:value-type="float">
            <text:p>-9.54836</text:p>
          </table:table-cell>
        </table:table-row>
        <table:table-row table:style-name="ro1">
          <table:table-cell office:value-type="string" calcext:value-type="string">
            <text:p>2015/1/8</text:p>
          </table:table-cell>
          <table:table-cell table:number-columns-repeated="2" office:value-type="float" office:value="69.26772" calcext:value-type="float">
            <text:p>69.26772</text:p>
          </table:table-cell>
        </table:table-row>
        <table:table-row table:style-name="ro1">
          <table:table-cell office:value-type="string" calcext:value-type="string">
            <text:p>2015/1/9</text:p>
          </table:table-cell>
          <table:table-cell table:number-columns-repeated="2" office:value-type="float" office:value="66.0812" calcext:value-type="float">
            <text:p>66.0812</text:p>
          </table:table-cell>
        </table:table-row>
        <table:table-row table:style-name="ro1">
          <table:table-cell office:value-type="string" calcext:value-type="string">
            <text:p>2015/1/12</text:p>
          </table:table-cell>
          <table:table-cell table:number-columns-repeated="2" office:value-type="float" office:value="62.89744" calcext:value-type="float">
            <text:p>62.89744</text:p>
          </table:table-cell>
        </table:table-row>
        <table:table-row table:style-name="ro1">
          <table:table-cell office:value-type="string" calcext:value-type="string">
            <text:p>2015/1/13</text:p>
          </table:table-cell>
          <table:table-cell table:number-columns-repeated="2" office:value-type="float" office:value="59.71352" calcext:value-type="float">
            <text:p>59.71352</text:p>
          </table:table-cell>
        </table:table-row>
        <table:table-row table:style-name="ro1">
          <table:table-cell office:value-type="string" calcext:value-type="string">
            <text:p>2015/1/14</text:p>
          </table:table-cell>
          <table:table-cell office:value-type="float" office:value="56.52878" calcext:value-type="float">
            <text:p>56.52878</text:p>
          </table:table-cell>
          <table:table-cell office:value-type="float" office:value="138.53042" calcext:value-type="float">
            <text:p>138.53042</text:p>
          </table:table-cell>
        </table:table-row>
        <table:table-row table:style-name="ro1">
          <table:table-cell office:value-type="string" calcext:value-type="string">
            <text:p>2015/1/15</text:p>
          </table:table-cell>
          <table:table-cell office:value-type="float" office:value="53.34508" calcext:value-type="float">
            <text:p>53.34508</text:p>
          </table:table-cell>
          <table:table-cell office:value-type="float" office:value="135.34672" calcext:value-type="float">
            <text:p>135.34672</text:p>
          </table:table-cell>
        </table:table-row>
        <table:table-row table:style-name="ro1">
          <table:table-cell office:value-type="string" calcext:value-type="string">
            <text:p>2015/1/16</text:p>
          </table:table-cell>
          <table:table-cell office:value-type="float" office:value="50.16154" calcext:value-type="float">
            <text:p>50.16154</text:p>
          </table:table-cell>
          <table:table-cell office:value-type="float" office:value="214.16482" calcext:value-type="float">
            <text:p>214.16482</text:p>
          </table:table-cell>
        </table:table-row>
        <table:table-row table:style-name="ro1">
          <table:table-cell office:value-type="string" calcext:value-type="string">
            <text:p>2015/1/19</text:p>
          </table:table-cell>
          <table:table-cell office:value-type="float" office:value="46.97736" calcext:value-type="float">
            <text:p>46.97736</text:p>
          </table:table-cell>
          <table:table-cell office:value-type="float" office:value="210.98064" calcext:value-type="float">
            <text:p>210.98064</text:p>
          </table:table-cell>
        </table:table-row>
        <table:table-row table:style-name="ro1">
          <table:table-cell office:value-type="string" calcext:value-type="string">
            <text:p>2015/1/20</text:p>
          </table:table-cell>
          <table:table-cell office:value-type="float" office:value="43.79292" calcext:value-type="float">
            <text:p>43.79292</text:p>
          </table:table-cell>
          <table:table-cell office:value-type="float" office:value="207.7962" calcext:value-type="float">
            <text:p>207.7962</text:p>
          </table:table-cell>
        </table:table-row>
        <table:table-row table:style-name="ro1">
          <table:table-cell office:value-type="string" calcext:value-type="string">
            <text:p>2015/1/21</text:p>
          </table:table-cell>
          <table:table-cell office:value-type="float" office:value="40.60732" calcext:value-type="float">
            <text:p>40.60732</text:p>
          </table:table-cell>
          <table:table-cell office:value-type="float" office:value="204.6106" calcext:value-type="float">
            <text:p>204.6106</text:p>
          </table:table-cell>
        </table:table-row>
        <table:table-row table:style-name="ro1">
          <table:table-cell office:value-type="string" calcext:value-type="string">
            <text:p>2015/1/22</text:p>
          </table:table-cell>
          <table:table-cell office:value-type="float" office:value="37.42008" calcext:value-type="float">
            <text:p>37.42008</text:p>
          </table:table-cell>
          <table:table-cell office:value-type="float" office:value="201.42336" calcext:value-type="float">
            <text:p>201.42336</text:p>
          </table:table-cell>
        </table:table-row>
        <table:table-row table:style-name="ro1">
          <table:table-cell office:value-type="string" calcext:value-type="string">
            <text:p>2015/1/23</text:p>
          </table:table-cell>
          <table:table-cell office:value-type="float" office:value="34.23102" calcext:value-type="float">
            <text:p>34.23102</text:p>
          </table:table-cell>
          <table:table-cell office:value-type="float" office:value="198.2343" calcext:value-type="float">
            <text:p>198.2343</text:p>
          </table:table-cell>
        </table:table-row>
        <table:table-row table:style-name="ro1">
          <table:table-cell office:value-type="string" calcext:value-type="string">
            <text:p>2015/1/26</text:p>
          </table:table-cell>
          <table:table-cell office:value-type="float" office:value="31.0421" calcext:value-type="float">
            <text:p>31.0421</text:p>
          </table:table-cell>
          <table:table-cell office:value-type="float" office:value="195.04538" calcext:value-type="float">
            <text:p>195.04538</text:p>
          </table:table-cell>
        </table:table-row>
        <table:table-row table:style-name="ro1">
          <table:table-cell office:value-type="string" calcext:value-type="string">
            <text:p>2015/1/27</text:p>
          </table:table-cell>
          <table:table-cell office:value-type="float" office:value="27.8517" calcext:value-type="float">
            <text:p>27.8517</text:p>
          </table:table-cell>
          <table:table-cell office:value-type="float" office:value="191.85498" calcext:value-type="float">
            <text:p>191.85498</text:p>
          </table:table-cell>
        </table:table-row>
        <table:table-row table:style-name="ro1">
          <table:table-cell office:value-type="string" calcext:value-type="string">
            <text:p>2015/1/28</text:p>
          </table:table-cell>
          <table:table-cell office:value-type="float" office:value="24.66218" calcext:value-type="float">
            <text:p>24.66218</text:p>
          </table:table-cell>
          <table:table-cell office:value-type="float" office:value="188.66546" calcext:value-type="float">
            <text:p>188.66546</text:p>
          </table:table-cell>
        </table:table-row>
        <table:table-row table:style-name="ro1">
          <table:table-cell office:value-type="string" calcext:value-type="string">
            <text:p>2015/1/29</text:p>
          </table:table-cell>
          <table:table-cell office:value-type="float" office:value="21.47228" calcext:value-type="float">
            <text:p>21.47228</text:p>
          </table:table-cell>
          <table:table-cell office:value-type="float" office:value="185.47556" calcext:value-type="float">
            <text:p>185.47556</text:p>
          </table:table-cell>
        </table:table-row>
        <table:table-row table:style-name="ro1">
          <table:table-cell office:value-type="string" calcext:value-type="string">
            <text:p>2015/1/30</text:p>
          </table:table-cell>
          <table:table-cell office:value-type="float" office:value="18.28312" calcext:value-type="float">
            <text:p>18.28312</text:p>
          </table:table-cell>
          <table:table-cell office:value-type="float" office:value="182.2864" calcext:value-type="float">
            <text:p>182.2864</text:p>
          </table:table-cell>
        </table:table-row>
        <table:table-row table:style-name="ro1">
          <table:table-cell office:value-type="string" calcext:value-type="string">
            <text:p>2015/2/2</text:p>
          </table:table-cell>
          <table:table-cell office:value-type="float" office:value="15.09538" calcext:value-type="float">
            <text:p>15.09538</text:p>
          </table:table-cell>
          <table:table-cell office:value-type="float" office:value="179.09866" calcext:value-type="float">
            <text:p>179.09866</text:p>
          </table:table-cell>
        </table:table-row>
        <table:table-row table:style-name="ro1">
          <table:table-cell office:value-type="string" calcext:value-type="string">
            <text:p>2015/2/3</text:p>
          </table:table-cell>
          <table:table-cell office:value-type="float" office:value="11.90666" calcext:value-type="float">
            <text:p>11.90666</text:p>
          </table:table-cell>
          <table:table-cell office:value-type="float" office:value="175.90994" calcext:value-type="float">
            <text:p>175.90994</text:p>
          </table:table-cell>
        </table:table-row>
        <table:table-row table:style-name="ro1">
          <table:table-cell office:value-type="string" calcext:value-type="string">
            <text:p>2015/2/5</text:p>
          </table:table-cell>
          <table:table-cell office:value-type="float" office:value="8.71628" calcext:value-type="float">
            <text:p>8.71628</text:p>
          </table:table-cell>
          <table:table-cell office:value-type="float" office:value="172.71956" calcext:value-type="float">
            <text:p>172.71956</text:p>
          </table:table-cell>
        </table:table-row>
        <table:table-row table:style-name="ro1">
          <table:table-cell office:value-type="string" calcext:value-type="string">
            <text:p>2015/2/6</text:p>
          </table:table-cell>
          <table:table-cell office:value-type="float" office:value="5.5256" calcext:value-type="float">
            <text:p>5.5256</text:p>
          </table:table-cell>
          <table:table-cell office:value-type="float" office:value="169.52888" calcext:value-type="float">
            <text:p>169.52888</text:p>
          </table:table-cell>
        </table:table-row>
        <table:table-row table:style-name="ro1">
          <table:table-cell office:value-type="string" calcext:value-type="string">
            <text:p>2015/2/9</text:p>
          </table:table-cell>
          <table:table-cell office:value-type="float" office:value="2.33686" calcext:value-type="float">
            <text:p>2.33686</text:p>
          </table:table-cell>
          <table:table-cell office:value-type="float" office:value="166.34014" calcext:value-type="float">
            <text:p>166.34014</text:p>
          </table:table-cell>
        </table:table-row>
        <table:table-row table:style-name="ro1">
          <table:table-cell office:value-type="string" calcext:value-type="string">
            <text:p>2015/2/10</text:p>
          </table:table-cell>
          <table:table-cell office:value-type="float" office:value="-0.85246" calcext:value-type="float">
            <text:p>-0.85246</text:p>
          </table:table-cell>
          <table:table-cell office:value-type="float" office:value="163.15082" calcext:value-type="float">
            <text:p>163.15082</text:p>
          </table:table-cell>
        </table:table-row>
        <table:table-row table:style-name="ro1">
          <table:table-cell office:value-type="string" calcext:value-type="string">
            <text:p>2015/2/11</text:p>
          </table:table-cell>
          <table:table-cell office:value-type="float" office:value="-4.04174" calcext:value-type="float">
            <text:p>-4.04174</text:p>
          </table:table-cell>
          <table:table-cell office:value-type="float" office:value="159.96154" calcext:value-type="float">
            <text:p>159.96154</text:p>
          </table:table-cell>
        </table:table-row>
        <table:table-row table:style-name="ro1">
          <table:table-cell office:value-type="string" calcext:value-type="string">
            <text:p>2015/2/26</text:p>
          </table:table-cell>
          <table:table-cell office:value-type="float" office:value="-7.23552" calcext:value-type="float">
            <text:p>-7.23552</text:p>
          </table:table-cell>
          <table:table-cell office:value-type="float" office:value="156.76776" calcext:value-type="float">
            <text:p>156.76776</text:p>
          </table:table-cell>
        </table:table-row>
        <table:table-row table:style-name="ro1">
          <table:table-cell office:value-type="string" calcext:value-type="string">
            <text:p>2015/3/16</text:p>
          </table:table-cell>
          <table:table-cell office:value-type="float" office:value="-10.42718" calcext:value-type="float">
            <text:p>-10.42718</text:p>
          </table:table-cell>
          <table:table-cell office:value-type="float" office:value="153.5761" calcext:value-type="float">
            <text:p>153.5761</text:p>
          </table:table-cell>
        </table:table-row>
        <table:table-row table:style-name="ro1">
          <table:table-cell office:value-type="string" calcext:value-type="string">
            <text:p>2015/3/18</text:p>
          </table:table-cell>
          <table:table-cell office:value-type="float" office:value="-13.61838" calcext:value-type="float">
            <text:p>-13.61838</text:p>
          </table:table-cell>
          <table:table-cell office:value-type="float" office:value="150.3849" calcext:value-type="float">
            <text:p>150.3849</text:p>
          </table:table-cell>
        </table:table-row>
        <table:table-row table:style-name="ro1">
          <table:table-cell office:value-type="string" calcext:value-type="string">
            <text:p>2015/3/19</text:p>
          </table:table-cell>
          <table:table-cell office:value-type="float" office:value="-16.8131" calcext:value-type="float">
            <text:p>-16.8131</text:p>
          </table:table-cell>
          <table:table-cell office:value-type="float" office:value="147.19018" calcext:value-type="float">
            <text:p>147.19018</text:p>
          </table:table-cell>
        </table:table-row>
        <table:table-row table:style-name="ro1">
          <table:table-cell office:value-type="string" calcext:value-type="string">
            <text:p>2015/3/24</text:p>
          </table:table-cell>
          <table:table-cell office:value-type="float" office:value="-20.0077" calcext:value-type="float">
            <text:p>-20.0077</text:p>
          </table:table-cell>
          <table:table-cell office:value-type="float" office:value="143.99558" calcext:value-type="float">
            <text:p>143.99558</text:p>
          </table:table-cell>
        </table:table-row>
        <table:table-row table:style-name="ro1">
          <table:table-cell office:value-type="string" calcext:value-type="string">
            <text:p>2015/3/26</text:p>
          </table:table-cell>
          <table:table-cell office:value-type="float" office:value="-23.19934" calcext:value-type="float">
            <text:p>-23.19934</text:p>
          </table:table-cell>
          <table:table-cell office:value-type="float" office:value="140.80394" calcext:value-type="float">
            <text:p>140.80394</text:p>
          </table:table-cell>
        </table:table-row>
        <table:table-row table:style-name="ro1">
          <table:table-cell office:value-type="string" calcext:value-type="string">
            <text:p>2015/3/27</text:p>
          </table:table-cell>
          <table:table-cell office:value-type="float" office:value="-26.39148" calcext:value-type="float">
            <text:p>-26.39148</text:p>
          </table:table-cell>
          <table:table-cell office:value-type="float" office:value="137.6118" calcext:value-type="float">
            <text:p>137.6118</text:p>
          </table:table-cell>
        </table:table-row>
        <table:table-row table:style-name="ro1">
          <table:table-cell office:value-type="string" calcext:value-type="string">
            <text:p>2015/3/30</text:p>
          </table:table-cell>
          <table:table-cell office:value-type="float" office:value="-29.58174" calcext:value-type="float">
            <text:p>-29.58174</text:p>
          </table:table-cell>
          <table:table-cell office:value-type="float" office:value="134.42154" calcext:value-type="float">
            <text:p>134.42154</text:p>
          </table:table-cell>
        </table:table-row>
        <table:table-row table:style-name="ro1">
          <table:table-cell office:value-type="string" calcext:value-type="string">
            <text:p>2015/3/31</text:p>
          </table:table-cell>
          <table:table-cell office:value-type="float" office:value="-32.77378" calcext:value-type="float">
            <text:p>-32.77378</text:p>
          </table:table-cell>
          <table:table-cell office:value-type="float" office:value="131.2295" calcext:value-type="float">
            <text:p>131.2295</text:p>
          </table:table-cell>
        </table:table-row>
        <table:table-row table:style-name="ro1">
          <table:table-cell office:value-type="string" calcext:value-type="string">
            <text:p>2015/4/1</text:p>
          </table:table-cell>
          <table:table-cell office:value-type="float" office:value="-35.96462" calcext:value-type="float">
            <text:p>-35.96462</text:p>
          </table:table-cell>
          <table:table-cell office:value-type="float" office:value="128.03866" calcext:value-type="float">
            <text:p>128.03866</text:p>
          </table:table-cell>
        </table:table-row>
        <table:table-row table:style-name="ro1">
          <table:table-cell office:value-type="string" calcext:value-type="string">
            <text:p>2015/4/8</text:p>
          </table:table-cell>
          <table:table-cell office:value-type="float" office:value="-39.15724" calcext:value-type="float">
            <text:p>-39.15724</text:p>
          </table:table-cell>
          <table:table-cell office:value-type="float" office:value="124.84604" calcext:value-type="float">
            <text:p>124.84604</text:p>
          </table:table-cell>
        </table:table-row>
        <table:table-row table:style-name="ro1">
          <table:table-cell office:value-type="string" calcext:value-type="string">
            <text:p>2015/4/9</text:p>
          </table:table-cell>
          <table:table-cell office:value-type="float" office:value="-42.34886" calcext:value-type="float">
            <text:p>-42.34886</text:p>
          </table:table-cell>
          <table:table-cell office:value-type="float" office:value="121.65442" calcext:value-type="float">
            <text:p>121.65442</text:p>
          </table:table-cell>
        </table:table-row>
        <table:table-row table:style-name="ro1">
          <table:table-cell office:value-type="string" calcext:value-type="string">
            <text:p>2015/4/10</text:p>
          </table:table-cell>
          <table:table-cell office:value-type="float" office:value="-45.54138" calcext:value-type="float">
            <text:p>-45.54138</text:p>
          </table:table-cell>
          <table:table-cell office:value-type="float" office:value="118.4619" calcext:value-type="float">
            <text:p>118.4619</text:p>
          </table:table-cell>
        </table:table-row>
        <table:table-row table:style-name="ro1">
          <table:table-cell office:value-type="string" calcext:value-type="string">
            <text:p>2015/4/13</text:p>
          </table:table-cell>
          <table:table-cell office:value-type="float" office:value="-48.73488" calcext:value-type="float">
            <text:p>-48.73488</text:p>
          </table:table-cell>
          <table:table-cell office:value-type="float" office:value="115.2684" calcext:value-type="float">
            <text:p>115.2684</text:p>
          </table:table-cell>
        </table:table-row>
        <table:table-row table:style-name="ro1">
          <table:table-cell office:value-type="string" calcext:value-type="string">
            <text:p>2015/4/14</text:p>
          </table:table-cell>
          <table:table-cell office:value-type="float" office:value="-51.92774" calcext:value-type="float">
            <text:p>-51.92774</text:p>
          </table:table-cell>
          <table:table-cell office:value-type="float" office:value="112.07554" calcext:value-type="float">
            <text:p>112.07554</text:p>
          </table:table-cell>
        </table:table-row>
        <table:table-row table:style-name="ro1">
          <table:table-cell office:value-type="string" calcext:value-type="string">
            <text:p>2015/4/15</text:p>
          </table:table-cell>
          <table:table-cell office:value-type="float" office:value="-55.1203" calcext:value-type="float">
            <text:p>-55.1203</text:p>
          </table:table-cell>
          <table:table-cell office:value-type="float" office:value="190.88462" calcext:value-type="float">
            <text:p>190.88462</text:p>
          </table:table-cell>
        </table:table-row>
        <table:table-row table:style-name="ro1">
          <table:table-cell office:value-type="string" calcext:value-type="string">
            <text:p>2015/4/17</text:p>
          </table:table-cell>
          <table:table-cell office:value-type="float" office:value="-58.31272" calcext:value-type="float">
            <text:p>-58.31272</text:p>
          </table:table-cell>
          <table:table-cell office:value-type="float" office:value="187.6922" calcext:value-type="float">
            <text:p>187.6922</text:p>
          </table:table-cell>
        </table:table-row>
        <table:table-row table:style-name="ro1">
          <table:table-cell office:value-type="string" calcext:value-type="string">
            <text:p>2015/4/21</text:p>
          </table:table-cell>
          <table:table-cell office:value-type="float" office:value="-61.50446" calcext:value-type="float">
            <text:p>-61.50446</text:p>
          </table:table-cell>
          <table:table-cell office:value-type="float" office:value="184.50046" calcext:value-type="float">
            <text:p>184.50046</text:p>
          </table:table-cell>
        </table:table-row>
        <table:table-row table:style-name="ro1">
          <table:table-cell office:value-type="string" calcext:value-type="string">
            <text:p>2015/4/22</text:p>
          </table:table-cell>
          <table:table-cell office:value-type="float" office:value="-64.69572" calcext:value-type="float">
            <text:p>-64.69572</text:p>
          </table:table-cell>
          <table:table-cell office:value-type="float" office:value="181.3092" calcext:value-type="float">
            <text:p>181.3092</text:p>
          </table:table-cell>
        </table:table-row>
        <table:table-row table:style-name="ro1">
          <table:table-cell office:value-type="string" calcext:value-type="string">
            <text:p>2015/4/23</text:p>
          </table:table-cell>
          <table:table-cell office:value-type="float" office:value="-67.88888" calcext:value-type="float">
            <text:p>-67.88888</text:p>
          </table:table-cell>
          <table:table-cell office:value-type="float" office:value="178.11604" calcext:value-type="float">
            <text:p>178.11604</text:p>
          </table:table-cell>
        </table:table-row>
        <table:table-row table:style-name="ro1">
          <table:table-cell office:value-type="string" calcext:value-type="string">
            <text:p>2015/4/24</text:p>
          </table:table-cell>
          <table:table-cell office:value-type="float" office:value="10.91192" calcext:value-type="float">
            <text:p>10.91192</text:p>
          </table:table-cell>
          <table:table-cell office:value-type="float" office:value="174.91848" calcext:value-type="float">
            <text:p>174.91848</text:p>
          </table:table-cell>
        </table:table-row>
        <table:table-row table:style-name="ro1">
          <table:table-cell office:value-type="string" calcext:value-type="string">
            <text:p>2015/4/27</text:p>
          </table:table-cell>
          <table:table-cell office:value-type="float" office:value="7.71272" calcext:value-type="float">
            <text:p>7.71272</text:p>
          </table:table-cell>
          <table:table-cell office:value-type="float" office:value="171.71928" calcext:value-type="float">
            <text:p>171.71928</text:p>
          </table:table-cell>
        </table:table-row>
        <table:table-row table:style-name="ro1">
          <table:table-cell office:value-type="string" calcext:value-type="string">
            <text:p>2015/4/28</text:p>
          </table:table-cell>
          <table:table-cell office:value-type="float" office:value="4.51224" calcext:value-type="float">
            <text:p>4.51224</text:p>
          </table:table-cell>
          <table:table-cell office:value-type="float" office:value="168.5188" calcext:value-type="float">
            <text:p>168.5188</text:p>
          </table:table-cell>
        </table:table-row>
        <table:table-row table:style-name="ro1">
          <table:table-cell office:value-type="string" calcext:value-type="string">
            <text:p>2015/4/29</text:p>
          </table:table-cell>
          <table:table-cell office:value-type="float" office:value="1.31272" calcext:value-type="float">
            <text:p>1.31272</text:p>
          </table:table-cell>
          <table:table-cell office:value-type="float" office:value="165.31928" calcext:value-type="float">
            <text:p>165.31928</text:p>
          </table:table-cell>
        </table:table-row>
        <table:table-row table:style-name="ro1">
          <table:table-cell office:value-type="string" calcext:value-type="string">
            <text:p>2015/4/30</text:p>
          </table:table-cell>
          <table:table-cell office:value-type="float" office:value="-1.88536" calcext:value-type="float">
            <text:p>-1.88536</text:p>
          </table:table-cell>
          <table:table-cell office:value-type="float" office:value="162.1212" calcext:value-type="float">
            <text:p>162.1212</text:p>
          </table:table-cell>
        </table:table-row>
        <table:table-row table:style-name="ro1">
          <table:table-cell office:value-type="string" calcext:value-type="string">
            <text:p>2015/5/4</text:p>
          </table:table-cell>
          <table:table-cell office:value-type="float" office:value="-5.08334" calcext:value-type="float">
            <text:p>-5.08334</text:p>
          </table:table-cell>
          <table:table-cell office:value-type="float" office:value="158.92322" calcext:value-type="float">
            <text:p>158.92322</text:p>
          </table:table-cell>
        </table:table-row>
        <table:table-row table:style-name="ro1">
          <table:table-cell office:value-type="string" calcext:value-type="string">
            <text:p>2015/5/5</text:p>
          </table:table-cell>
          <table:table-cell office:value-type="float" office:value="-8.2807" calcext:value-type="float">
            <text:p>-8.2807</text:p>
          </table:table-cell>
          <table:table-cell office:value-type="float" office:value="155.72586" calcext:value-type="float">
            <text:p>155.72586</text:p>
          </table:table-cell>
        </table:table-row>
        <table:table-row table:style-name="ro1">
          <table:table-cell office:value-type="string" calcext:value-type="string">
            <text:p>2015/5/6</text:p>
          </table:table-cell>
          <table:table-cell office:value-type="float" office:value="-11.47678" calcext:value-type="float">
            <text:p>-11.47678</text:p>
          </table:table-cell>
          <table:table-cell office:value-type="float" office:value="152.52978" calcext:value-type="float">
            <text:p>152.52978</text:p>
          </table:table-cell>
        </table:table-row>
        <table:table-row table:style-name="ro1">
          <table:table-cell office:value-type="string" calcext:value-type="string">
            <text:p>2015/5/7</text:p>
          </table:table-cell>
          <table:table-cell office:value-type="float" office:value="-14.67246" calcext:value-type="float">
            <text:p>-14.67246</text:p>
          </table:table-cell>
          <table:table-cell office:value-type="float" office:value="149.3341" calcext:value-type="float">
            <text:p>149.3341</text:p>
          </table:table-cell>
        </table:table-row>
        <table:table-row table:style-name="ro1">
          <table:table-cell office:value-type="string" calcext:value-type="string">
            <text:p>2015/5/8</text:p>
          </table:table-cell>
          <table:table-cell office:value-type="float" office:value="-17.86788" calcext:value-type="float">
            <text:p>-17.86788</text:p>
          </table:table-cell>
          <table:table-cell office:value-type="float" office:value="146.13868" calcext:value-type="float">
            <text:p>146.13868</text:p>
          </table:table-cell>
        </table:table-row>
        <table:table-row table:style-name="ro1">
          <table:table-cell office:value-type="string" calcext:value-type="string">
            <text:p>2015/5/11</text:p>
          </table:table-cell>
          <table:table-cell office:value-type="float" office:value="-21.06392" calcext:value-type="float">
            <text:p>-21.06392</text:p>
          </table:table-cell>
          <table:table-cell office:value-type="float" office:value="224.94428" calcext:value-type="float">
            <text:p>224.94428</text:p>
          </table:table-cell>
        </table:table-row>
        <table:table-row table:style-name="ro1">
          <table:table-cell office:value-type="string" calcext:value-type="string">
            <text:p>2015/5/12</text:p>
          </table:table-cell>
          <table:table-cell office:value-type="float" office:value="-24.2581" calcext:value-type="float">
            <text:p>-24.2581</text:p>
          </table:table-cell>
          <table:table-cell office:value-type="float" office:value="221.7501" calcext:value-type="float">
            <text:p>221.7501</text:p>
          </table:table-cell>
        </table:table-row>
        <table:table-row table:style-name="ro1">
          <table:table-cell office:value-type="string" calcext:value-type="string">
            <text:p>2015/5/13</text:p>
          </table:table-cell>
          <table:table-cell office:value-type="float" office:value="-27.4523" calcext:value-type="float">
            <text:p>-27.4523</text:p>
          </table:table-cell>
          <table:table-cell office:value-type="float" office:value="218.5559" calcext:value-type="float">
            <text:p>218.5559</text:p>
          </table:table-cell>
        </table:table-row>
        <table:table-row table:style-name="ro1">
          <table:table-cell office:value-type="string" calcext:value-type="string">
            <text:p>2015/5/14</text:p>
          </table:table-cell>
          <table:table-cell office:value-type="float" office:value="-30.647" calcext:value-type="float">
            <text:p>-30.647</text:p>
          </table:table-cell>
          <table:table-cell office:value-type="float" office:value="215.3612" calcext:value-type="float">
            <text:p>215.3612</text:p>
          </table:table-cell>
        </table:table-row>
        <table:table-row table:style-name="ro1">
          <table:table-cell office:value-type="string" calcext:value-type="string">
            <text:p>2015/5/15</text:p>
          </table:table-cell>
          <table:table-cell office:value-type="float" office:value="-33.83974" calcext:value-type="float">
            <text:p>-33.83974</text:p>
          </table:table-cell>
          <table:table-cell office:value-type="float" office:value="294.1701" calcext:value-type="float">
            <text:p>294.1701</text:p>
          </table:table-cell>
        </table:table-row>
        <table:table-row table:style-name="ro1">
          <table:table-cell office:value-type="string" calcext:value-type="string">
            <text:p>2015/5/18</text:p>
          </table:table-cell>
          <table:table-cell office:value-type="float" office:value="-20.84002" calcext:value-type="float">
            <text:p>-20.84002</text:p>
          </table:table-cell>
          <table:table-cell office:value-type="float" office:value="307.16982" calcext:value-type="float">
            <text:p>307.16982</text:p>
          </table:table-cell>
        </table:table-row>
        <table:table-row table:style-name="ro1">
          <table:table-cell office:value-type="string" calcext:value-type="string">
            <text:p>2015/5/19</text:p>
          </table:table-cell>
          <table:table-cell office:value-type="float" office:value="57.96606" calcext:value-type="float">
            <text:p>57.96606</text:p>
          </table:table-cell>
          <table:table-cell office:value-type="float" office:value="303.97754" calcext:value-type="float">
            <text:p>303.97754</text:p>
          </table:table-cell>
        </table:table-row>
        <table:table-row table:style-name="ro1">
          <table:table-cell office:value-type="string" calcext:value-type="string">
            <text:p>2015/5/20</text:p>
          </table:table-cell>
          <table:table-cell office:value-type="float" office:value="54.77202" calcext:value-type="float">
            <text:p>54.77202</text:p>
          </table:table-cell>
          <table:table-cell office:value-type="float" office:value="300.7835" calcext:value-type="float">
            <text:p>300.7835</text:p>
          </table:table-cell>
        </table:table-row>
        <table:table-row table:style-name="ro1">
          <table:table-cell office:value-type="string" calcext:value-type="string">
            <text:p>2015/5/21</text:p>
          </table:table-cell>
          <table:table-cell office:value-type="float" office:value="51.57908" calcext:value-type="float">
            <text:p>51.57908</text:p>
          </table:table-cell>
          <table:table-cell office:value-type="float" office:value="379.5922" calcext:value-type="float">
            <text:p>379.5922</text:p>
          </table:table-cell>
        </table:table-row>
        <table:table-row table:style-name="ro1">
          <table:table-cell office:value-type="string" calcext:value-type="string">
            <text:p>2015/5/22</text:p>
          </table:table-cell>
          <table:table-cell office:value-type="float" office:value="130.38624" calcext:value-type="float">
            <text:p>130.38624</text:p>
          </table:table-cell>
          <table:table-cell office:value-type="float" office:value="376.401" calcext:value-type="float">
            <text:p>376.401</text:p>
          </table:table-cell>
        </table:table-row>
        <table:table-row table:style-name="ro1">
          <table:table-cell office:value-type="string" calcext:value-type="string">
            <text:p>2015/5/25</text:p>
          </table:table-cell>
          <table:table-cell office:value-type="float" office:value="127.19422" calcext:value-type="float">
            <text:p>127.19422</text:p>
          </table:table-cell>
          <table:table-cell office:value-type="float" office:value="373.20898" calcext:value-type="float">
            <text:p>373.20898</text:p>
          </table:table-cell>
        </table:table-row>
        <table:table-row table:style-name="ro1">
          <table:table-cell office:value-type="string" calcext:value-type="string">
            <text:p>2015/5/26</text:p>
          </table:table-cell>
          <table:table-cell office:value-type="float" office:value="206.00036" calcext:value-type="float">
            <text:p>206.00036</text:p>
          </table:table-cell>
          <table:table-cell office:value-type="float" office:value="370.01676" calcext:value-type="float">
            <text:p>370.01676</text:p>
          </table:table-cell>
        </table:table-row>
        <table:table-row table:style-name="ro1">
          <table:table-cell office:value-type="string" calcext:value-type="string">
            <text:p>2015/5/27</text:p>
          </table:table-cell>
          <table:table-cell office:value-type="float" office:value="202.80818" calcext:value-type="float">
            <text:p>202.80818</text:p>
          </table:table-cell>
          <table:table-cell office:value-type="float" office:value="366.82458" calcext:value-type="float">
            <text:p>366.82458</text:p>
          </table:table-cell>
        </table:table-row>
        <table:table-row table:style-name="ro1">
          <table:table-cell office:value-type="string" calcext:value-type="string">
            <text:p>2015/5/28</text:p>
          </table:table-cell>
          <table:table-cell office:value-type="float" office:value="199.61392" calcext:value-type="float">
            <text:p>199.61392</text:p>
          </table:table-cell>
          <table:table-cell office:value-type="float" office:value="363.63032" calcext:value-type="float">
            <text:p>363.63032</text:p>
          </table:table-cell>
        </table:table-row>
        <table:table-row table:style-name="ro1">
          <table:table-cell office:value-type="string" calcext:value-type="string">
            <text:p>2015/5/29</text:p>
          </table:table-cell>
          <table:table-cell office:value-type="float" office:value="196.41906" calcext:value-type="float">
            <text:p>196.41906</text:p>
          </table:table-cell>
          <table:table-cell office:value-type="float" office:value="360.43546" calcext:value-type="float">
            <text:p>360.43546</text:p>
          </table:table-cell>
        </table:table-row>
        <table:table-row table:style-name="ro1">
          <table:table-cell office:value-type="string" calcext:value-type="string">
            <text:p>2015/6/9</text:p>
          </table:table-cell>
          <table:table-cell office:value-type="float" office:value="193.23296" calcext:value-type="float">
            <text:p>193.23296</text:p>
          </table:table-cell>
          <table:table-cell office:value-type="float" office:value="439.251" calcext:value-type="float">
            <text:p>439.251</text:p>
          </table:table-cell>
        </table:table-row>
        <table:table-row table:style-name="ro1">
          <table:table-cell office:value-type="string" calcext:value-type="string">
            <text:p>2015/6/15</text:p>
          </table:table-cell>
          <table:table-cell office:value-type="float" office:value="190.04756" calcext:value-type="float">
            <text:p>190.04756</text:p>
          </table:table-cell>
          <table:table-cell office:value-type="float" office:value="436.0656" calcext:value-type="float">
            <text:p>436.0656</text:p>
          </table:table-cell>
        </table:table-row>
        <table:table-row table:style-name="ro1">
          <table:table-cell office:value-type="string" calcext:value-type="string">
            <text:p>2015/6/16</text:p>
          </table:table-cell>
          <table:table-cell office:value-type="float" office:value="186.86272" calcext:value-type="float">
            <text:p>186.86272</text:p>
          </table:table-cell>
          <table:table-cell office:value-type="float" office:value="432.88076" calcext:value-type="float">
            <text:p>432.88076</text:p>
          </table:table-cell>
        </table:table-row>
        <table:table-row table:style-name="ro1">
          <table:table-cell office:value-type="string" calcext:value-type="string">
            <text:p>2015/6/17</text:p>
          </table:table-cell>
          <table:table-cell office:value-type="float" office:value="183.67838" calcext:value-type="float">
            <text:p>183.67838</text:p>
          </table:table-cell>
          <table:table-cell office:value-type="float" office:value="429.69642" calcext:value-type="float">
            <text:p>429.69642</text:p>
          </table:table-cell>
        </table:table-row>
        <table:table-row table:style-name="ro1">
          <table:table-cell office:value-type="string" calcext:value-type="string">
            <text:p>2015/6/18</text:p>
          </table:table-cell>
          <table:table-cell office:value-type="float" office:value="180.49746" calcext:value-type="float">
            <text:p>180.49746</text:p>
          </table:table-cell>
          <table:table-cell office:value-type="float" office:value="426.5155" calcext:value-type="float">
            <text:p>426.5155</text:p>
          </table:table-cell>
        </table:table-row>
        <table:table-row table:style-name="ro1">
          <table:table-cell office:value-type="string" calcext:value-type="string">
            <text:p>2015/6/22</text:p>
          </table:table-cell>
          <table:table-cell office:value-type="float" office:value="259.3137" calcext:value-type="float">
            <text:p>259.3137</text:p>
          </table:table-cell>
          <table:table-cell office:value-type="float" office:value="423.33338" calcext:value-type="float">
            <text:p>423.33338</text:p>
          </table:table-cell>
        </table:table-row>
        <table:table-row table:style-name="ro1">
          <table:table-cell office:value-type="string" calcext:value-type="string">
            <text:p>2015/6/23</text:p>
          </table:table-cell>
          <table:table-cell office:value-type="float" office:value="256.12924" calcext:value-type="float">
            <text:p>256.12924</text:p>
          </table:table-cell>
          <table:table-cell office:value-type="float" office:value="420.14892" calcext:value-type="float">
            <text:p>420.14892</text:p>
          </table:table-cell>
        </table:table-row>
        <table:table-row table:style-name="ro1">
          <table:table-cell office:value-type="string" calcext:value-type="string">
            <text:p>2015/6/24</text:p>
          </table:table-cell>
          <table:table-cell office:value-type="float" office:value="252.9449" calcext:value-type="float">
            <text:p>252.9449</text:p>
          </table:table-cell>
          <table:table-cell office:value-type="float" office:value="416.96458" calcext:value-type="float">
            <text:p>416.96458</text:p>
          </table:table-cell>
        </table:table-row>
        <table:table-row table:style-name="ro1">
          <table:table-cell office:value-type="string" calcext:value-type="string">
            <text:p>2015/6/25</text:p>
          </table:table-cell>
          <table:table-cell office:value-type="float" office:value="249.7595" calcext:value-type="float">
            <text:p>249.7595</text:p>
          </table:table-cell>
          <table:table-cell office:value-type="float" office:value="413.77918" calcext:value-type="float">
            <text:p>413.77918</text:p>
          </table:table-cell>
        </table:table-row>
        <table:table-row table:style-name="ro1">
          <table:table-cell office:value-type="string" calcext:value-type="string">
            <text:p>2015/6/26</text:p>
          </table:table-cell>
          <table:table-cell office:value-type="float" office:value="274.75898" calcext:value-type="float">
            <text:p>274.75898</text:p>
          </table:table-cell>
          <table:table-cell office:value-type="float" office:value="438.77866" calcext:value-type="float">
            <text:p>438.77866</text:p>
          </table:table-cell>
        </table:table-row>
        <table:table-row table:style-name="ro1">
          <table:table-cell office:value-type="string" calcext:value-type="string">
            <text:p>2015/6/29</text:p>
          </table:table-cell>
          <table:table-cell office:value-type="float" office:value="271.57512" calcext:value-type="float">
            <text:p>271.57512</text:p>
          </table:table-cell>
          <table:table-cell office:value-type="float" office:value="435.5948" calcext:value-type="float">
            <text:p>435.5948</text:p>
          </table:table-cell>
        </table:table-row>
        <table:table-row table:style-name="ro1">
          <table:table-cell office:value-type="string" calcext:value-type="string">
            <text:p>2015/6/30</text:p>
          </table:table-cell>
          <table:table-cell office:value-type="float" office:value="268.39224" calcext:value-type="float">
            <text:p>268.39224</text:p>
          </table:table-cell>
          <table:table-cell office:value-type="float" office:value="432.41192" calcext:value-type="float">
            <text:p>432.41192</text:p>
          </table:table-cell>
        </table:table-row>
        <table:table-row table:style-name="ro1">
          <table:table-cell office:value-type="string" calcext:value-type="string">
            <text:p>2015/7/1</text:p>
          </table:table-cell>
          <table:table-cell office:value-type="float" office:value="265.2085" calcext:value-type="float">
            <text:p>265.2085</text:p>
          </table:table-cell>
          <table:table-cell office:value-type="float" office:value="429.22818" calcext:value-type="float">
            <text:p>429.22818</text:p>
          </table:table-cell>
        </table:table-row>
        <table:table-row table:style-name="ro1">
          <table:table-cell office:value-type="string" calcext:value-type="string">
            <text:p>2015/7/2</text:p>
          </table:table-cell>
          <table:table-cell office:value-type="float" office:value="262.02254" calcext:value-type="float">
            <text:p>262.02254</text:p>
          </table:table-cell>
          <table:table-cell office:value-type="float" office:value="426.04222" calcext:value-type="float">
            <text:p>426.04222</text:p>
          </table:table-cell>
        </table:table-row>
        <table:table-row table:style-name="ro1">
          <table:table-cell office:value-type="string" calcext:value-type="string">
            <text:p>2015/7/7</text:p>
          </table:table-cell>
          <table:table-cell office:value-type="float" office:value="258.8373" calcext:value-type="float">
            <text:p>258.8373</text:p>
          </table:table-cell>
          <table:table-cell office:value-type="float" office:value="422.85698" calcext:value-type="float">
            <text:p>422.85698</text:p>
          </table:table-cell>
        </table:table-row>
        <table:table-row table:style-name="ro1">
          <table:table-cell office:value-type="string" calcext:value-type="string">
            <text:p>2015/7/9</text:p>
          </table:table-cell>
          <table:table-cell office:value-type="float" office:value="337.65968" calcext:value-type="float">
            <text:p>337.65968</text:p>
          </table:table-cell>
          <table:table-cell office:value-type="float" office:value="419.681" calcext:value-type="float">
            <text:p>419.681</text:p>
          </table:table-cell>
        </table:table-row>
        <table:table-row table:style-name="ro1">
          <table:table-cell office:value-type="string" calcext:value-type="string">
            <text:p>2015/7/13</text:p>
          </table:table-cell>
          <table:table-cell office:value-type="float" office:value="334.48102" calcext:value-type="float">
            <text:p>334.48102</text:p>
          </table:table-cell>
          <table:table-cell office:value-type="float" office:value="416.50234" calcext:value-type="float">
            <text:p>416.50234</text:p>
          </table:table-cell>
        </table:table-row>
        <table:table-row table:style-name="ro1">
          <table:table-cell office:value-type="string" calcext:value-type="string">
            <text:p>2015/7/24</text:p>
          </table:table-cell>
          <table:table-cell office:value-type="float" office:value="331.30658" calcext:value-type="float">
            <text:p>331.30658</text:p>
          </table:table-cell>
          <table:table-cell office:value-type="float" office:value="413.3279" calcext:value-type="float">
            <text:p>413.3279</text:p>
          </table:table-cell>
        </table:table-row>
        <table:table-row table:style-name="ro1">
          <table:table-cell office:value-type="string" calcext:value-type="string">
            <text:p>2015/7/27</text:p>
          </table:table-cell>
          <table:table-cell office:value-type="float" office:value="328.1338" calcext:value-type="float">
            <text:p>328.1338</text:p>
          </table:table-cell>
          <table:table-cell office:value-type="float" office:value="492.15676" calcext:value-type="float">
            <text:p>492.15676</text:p>
          </table:table-cell>
        </table:table-row>
        <table:table-row table:style-name="ro1">
          <table:table-cell office:value-type="string" calcext:value-type="string">
            <text:p>2015/7/28</text:p>
          </table:table-cell>
          <table:table-cell office:value-type="float" office:value="406.9622" calcext:value-type="float">
            <text:p>406.9622</text:p>
          </table:table-cell>
          <table:table-cell office:value-type="float" office:value="488.9868" calcext:value-type="float">
            <text:p>488.9868</text:p>
          </table:table-cell>
        </table:table-row>
        <table:table-row table:style-name="ro1">
          <table:table-cell office:value-type="string" calcext:value-type="string">
            <text:p>2015/7/29</text:p>
          </table:table-cell>
          <table:table-cell office:value-type="float" office:value="403.79158" calcext:value-type="float">
            <text:p>403.79158</text:p>
          </table:table-cell>
          <table:table-cell office:value-type="float" office:value="485.81618" calcext:value-type="float">
            <text:p>485.81618</text:p>
          </table:table-cell>
        </table:table-row>
        <table:table-row table:style-name="ro1">
          <table:table-cell office:value-type="string" calcext:value-type="string">
            <text:p>2015/8/3</text:p>
          </table:table-cell>
          <table:table-cell office:value-type="float" office:value="482.62226" calcext:value-type="float">
            <text:p>482.62226</text:p>
          </table:table-cell>
          <table:table-cell office:value-type="float" office:value="564.64686" calcext:value-type="float">
            <text:p>564.64686</text:p>
          </table:table-cell>
        </table:table-row>
        <table:table-row table:style-name="ro1">
          <table:table-cell office:value-type="string" calcext:value-type="string">
            <text:p>2015/8/5</text:p>
          </table:table-cell>
          <table:table-cell office:value-type="float" office:value="479.45214" calcext:value-type="float">
            <text:p>479.45214</text:p>
          </table:table-cell>
          <table:table-cell office:value-type="float" office:value="561.47674" calcext:value-type="float">
            <text:p>561.47674</text:p>
          </table:table-cell>
        </table:table-row>
        <table:table-row table:style-name="ro1">
          <table:table-cell office:value-type="string" calcext:value-type="string">
            <text:p>2015/8/6</text:p>
          </table:table-cell>
          <table:table-cell office:value-type="float" office:value="476.28128" calcext:value-type="float">
            <text:p>476.28128</text:p>
          </table:table-cell>
          <table:table-cell office:value-type="float" office:value="640.30752" calcext:value-type="float">
            <text:p>640.30752</text:p>
          </table:table-cell>
        </table:table-row>
        <table:table-row table:style-name="ro1">
          <table:table-cell office:value-type="string" calcext:value-type="string">
            <text:p>2015/8/7</text:p>
          </table:table-cell>
          <table:table-cell office:value-type="float" office:value="473.11404" calcext:value-type="float">
            <text:p>473.11404</text:p>
          </table:table-cell>
          <table:table-cell office:value-type="float" office:value="637.14028" calcext:value-type="float">
            <text:p>637.14028</text:p>
          </table:table-cell>
        </table:table-row>
        <table:table-row table:style-name="ro1">
          <table:table-cell office:value-type="string" calcext:value-type="string">
            <text:p>2015/8/19</text:p>
          </table:table-cell>
          <table:table-cell office:value-type="float" office:value="469.95052" calcext:value-type="float">
            <text:p>469.95052</text:p>
          </table:table-cell>
          <table:table-cell office:value-type="float" office:value="633.97676" calcext:value-type="float">
            <text:p>633.97676</text:p>
          </table:table-cell>
        </table:table-row>
        <table:table-row table:style-name="ro1">
          <table:table-cell office:value-type="string" calcext:value-type="string">
            <text:p>2015/8/20</text:p>
          </table:table-cell>
          <table:table-cell office:value-type="float" office:value="466.7915" calcext:value-type="float">
            <text:p>466.7915</text:p>
          </table:table-cell>
          <table:table-cell office:value-type="float" office:value="630.81774" calcext:value-type="float">
            <text:p>630.81774</text:p>
          </table:table-cell>
        </table:table-row>
        <table:table-row table:style-name="ro1">
          <table:table-cell office:value-type="string" calcext:value-type="string">
            <text:p>2015/8/21</text:p>
          </table:table-cell>
          <table:table-cell office:value-type="float" office:value="463.6343" calcext:value-type="float">
            <text:p>463.6343</text:p>
          </table:table-cell>
          <table:table-cell office:value-type="float" office:value="709.66218" calcext:value-type="float">
            <text:p>709.66218</text:p>
          </table:table-cell>
        </table:table-row>
        <table:table-row table:style-name="ro1">
          <table:table-cell office:value-type="string" calcext:value-type="string">
            <text:p>2015/8/24</text:p>
          </table:table-cell>
          <table:table-cell office:value-type="float" office:value="460.48208" calcext:value-type="float">
            <text:p>460.48208</text:p>
          </table:table-cell>
          <table:table-cell office:value-type="float" office:value="788.5116" calcext:value-type="float">
            <text:p>788.5116</text:p>
          </table:table-cell>
        </table:table-row>
        <table:table-row table:style-name="ro1">
          <table:table-cell office:value-type="string" calcext:value-type="string">
            <text:p>2015/8/25</text:p>
          </table:table-cell>
          <table:table-cell office:value-type="float" office:value="539.33248" calcext:value-type="float">
            <text:p>539.33248</text:p>
          </table:table-cell>
          <table:table-cell office:value-type="float" office:value="785.36364" calcext:value-type="float">
            <text:p>785.36364</text:p>
          </table:table-cell>
        </table:table-row>
        <table:table-row table:style-name="ro1">
          <table:table-cell office:value-type="string" calcext:value-type="string">
            <text:p>2015/8/26</text:p>
          </table:table-cell>
          <table:table-cell office:value-type="float" office:value="536.18194" calcext:value-type="float">
            <text:p>536.18194</text:p>
          </table:table-cell>
          <table:table-cell office:value-type="float" office:value="864.21474" calcext:value-type="float">
            <text:p>864.21474</text:p>
          </table:table-cell>
        </table:table-row>
        <table:table-row table:style-name="ro1">
          <table:table-cell office:value-type="string" calcext:value-type="string">
            <text:p>2015/8/27</text:p>
          </table:table-cell>
          <table:table-cell office:value-type="float" office:value="533.02878" calcext:value-type="float">
            <text:p>533.02878</text:p>
          </table:table-cell>
          <table:table-cell office:value-type="float" office:value="861.06158" calcext:value-type="float">
            <text:p>861.06158</text:p>
          </table:table-cell>
        </table:table-row>
        <table:table-row table:style-name="ro1">
          <table:table-cell office:value-type="string" calcext:value-type="string">
            <text:p>2015/8/31</text:p>
          </table:table-cell>
          <table:table-cell office:value-type="float" office:value="529.87212" calcext:value-type="float">
            <text:p>529.87212</text:p>
          </table:table-cell>
          <table:table-cell office:value-type="float" office:value="857.90492" calcext:value-type="float">
            <text:p>857.90492</text:p>
          </table:table-cell>
        </table:table-row>
        <table:table-row table:style-name="ro1">
          <table:table-cell office:value-type="string" calcext:value-type="string">
            <text:p>2015/9/1</text:p>
          </table:table-cell>
          <table:table-cell office:value-type="float" office:value="526.71406" calcext:value-type="float">
            <text:p>526.71406</text:p>
          </table:table-cell>
          <table:table-cell office:value-type="float" office:value="936.7485" calcext:value-type="float">
            <text:p>936.7485</text:p>
          </table:table-cell>
        </table:table-row>
        <table:table-row table:style-name="ro1">
          <table:table-cell office:value-type="string" calcext:value-type="string">
            <text:p>2015/9/2</text:p>
          </table:table-cell>
          <table:table-cell office:value-type="float" office:value="605.5571" calcext:value-type="float">
            <text:p>605.5571</text:p>
          </table:table-cell>
          <table:table-cell office:value-type="float" office:value="933.59318" calcext:value-type="float">
            <text:p>933.59318</text:p>
          </table:table-cell>
        </table:table-row>
        <table:table-row table:style-name="ro1">
          <table:table-cell office:value-type="string" calcext:value-type="string">
            <text:p>2015/9/3</text:p>
          </table:table-cell>
          <table:table-cell office:value-type="float" office:value="602.39792" calcext:value-type="float">
            <text:p>602.39792</text:p>
          </table:table-cell>
          <table:table-cell office:value-type="float" office:value="930.434" calcext:value-type="float">
            <text:p>930.434</text:p>
          </table:table-cell>
        </table:table-row>
        <table:table-row table:style-name="ro1">
          <table:table-cell office:value-type="string" calcext:value-type="string">
            <text:p>2015/9/4</text:p>
          </table:table-cell>
          <table:table-cell office:value-type="float" office:value="681.2377" calcext:value-type="float">
            <text:p>681.2377</text:p>
          </table:table-cell>
          <table:table-cell office:value-type="float" office:value="927.27542" calcext:value-type="float">
            <text:p>927.27542</text:p>
          </table:table-cell>
        </table:table-row>
        <table:table-row table:style-name="ro1">
          <table:table-cell office:value-type="string" calcext:value-type="string">
            <text:p>2015/9/7</text:p>
          </table:table-cell>
          <table:table-cell office:value-type="float" office:value="678.08066" calcext:value-type="float">
            <text:p>678.08066</text:p>
          </table:table-cell>
          <table:table-cell office:value-type="float" office:value="924.11838" calcext:value-type="float">
            <text:p>924.11838</text:p>
          </table:table-cell>
        </table:table-row>
        <table:table-row table:style-name="ro1">
          <table:table-cell office:value-type="string" calcext:value-type="string">
            <text:p>2015/9/14</text:p>
          </table:table-cell>
          <table:table-cell office:value-type="float" office:value="674.91432" calcext:value-type="float">
            <text:p>674.91432</text:p>
          </table:table-cell>
          <table:table-cell office:value-type="float" office:value="920.95204" calcext:value-type="float">
            <text:p>920.95204</text:p>
          </table:table-cell>
        </table:table-row>
        <table:table-row table:style-name="ro1">
          <table:table-cell office:value-type="string" calcext:value-type="string">
            <text:p>2015/9/15</text:p>
          </table:table-cell>
          <table:table-cell office:value-type="float" office:value="671.74828" calcext:value-type="float">
            <text:p>671.74828</text:p>
          </table:table-cell>
          <table:table-cell office:value-type="float" office:value="917.786" calcext:value-type="float">
            <text:p>917.786</text:p>
          </table:table-cell>
        </table:table-row>
        <table:table-row table:style-name="ro1">
          <table:table-cell office:value-type="string" calcext:value-type="string">
            <text:p>2015/9/16</text:p>
          </table:table-cell>
          <table:table-cell office:value-type="float" office:value="668.58204" calcext:value-type="float">
            <text:p>668.58204</text:p>
          </table:table-cell>
          <table:table-cell office:value-type="float" office:value="914.61976" calcext:value-type="float">
            <text:p>914.61976</text:p>
          </table:table-cell>
        </table:table-row>
        <table:table-row table:style-name="ro1">
          <table:table-cell office:value-type="string" calcext:value-type="string">
            <text:p>2015/9/17</text:p>
          </table:table-cell>
          <table:table-cell office:value-type="float" office:value="747.41308" calcext:value-type="float">
            <text:p>747.41308</text:p>
          </table:table-cell>
          <table:table-cell office:value-type="float" office:value="911.45244" calcext:value-type="float">
            <text:p>911.45244</text:p>
          </table:table-cell>
        </table:table-row>
        <table:table-row table:style-name="ro1">
          <table:table-cell office:value-type="string" calcext:value-type="string">
            <text:p>2015/9/18</text:p>
          </table:table-cell>
          <table:table-cell office:value-type="float" office:value="744.24476" calcext:value-type="float">
            <text:p>744.24476</text:p>
          </table:table-cell>
          <table:table-cell office:value-type="float" office:value="908.28412" calcext:value-type="float">
            <text:p>908.28412</text:p>
          </table:table-cell>
        </table:table-row>
        <table:table-row table:style-name="ro1">
          <table:table-cell office:value-type="string" calcext:value-type="string">
            <text:p>2015/9/22</text:p>
          </table:table-cell>
          <table:table-cell office:value-type="float" office:value="741.07882" calcext:value-type="float">
            <text:p>741.07882</text:p>
          </table:table-cell>
          <table:table-cell office:value-type="float" office:value="905.11818" calcext:value-type="float">
            <text:p>905.11818</text:p>
          </table:table-cell>
        </table:table-row>
        <table:table-row table:style-name="ro1">
          <table:table-cell office:value-type="string" calcext:value-type="string">
            <text:p>2015/9/23</text:p>
          </table:table-cell>
          <table:table-cell office:value-type="float" office:value="737.9141" calcext:value-type="float">
            <text:p>737.9141</text:p>
          </table:table-cell>
          <table:table-cell office:value-type="float" office:value="983.9551" calcext:value-type="float">
            <text:p>983.9551</text:p>
          </table:table-cell>
        </table:table-row>
        <table:table-row table:style-name="ro1">
          <table:table-cell office:value-type="string" calcext:value-type="string">
            <text:p>2015/9/30</text:p>
          </table:table-cell>
          <table:table-cell office:value-type="float" office:value="734.75376" calcext:value-type="float">
            <text:p>734.75376</text:p>
          </table:table-cell>
          <table:table-cell office:value-type="float" office:value="980.79476" calcext:value-type="float">
            <text:p>980.79476</text:p>
          </table:table-cell>
        </table:table-row>
        <table:table-row table:style-name="ro1">
          <table:table-cell office:value-type="string" calcext:value-type="string">
            <text:p>2015/10/2</text:p>
          </table:table-cell>
          <table:table-cell office:value-type="float" office:value="731.58814" calcext:value-type="float">
            <text:p>731.58814</text:p>
          </table:table-cell>
          <table:table-cell office:value-type="float" office:value="977.62914" calcext:value-type="float">
            <text:p>977.62914</text:p>
          </table:table-cell>
        </table:table-row>
        <table:table-row table:style-name="ro1">
          <table:table-cell office:value-type="string" calcext:value-type="string">
            <text:p>2015/10/5</text:p>
          </table:table-cell>
          <table:table-cell office:value-type="float" office:value="728.42094" calcext:value-type="float">
            <text:p>728.42094</text:p>
          </table:table-cell>
          <table:table-cell office:value-type="float" office:value="1056.46358" calcext:value-type="float">
            <text:p>1056.46358</text:p>
          </table:table-cell>
        </table:table-row>
        <table:table-row table:style-name="ro1">
          <table:table-cell office:value-type="string" calcext:value-type="string">
            <text:p>2015/10/7</text:p>
          </table:table-cell>
          <table:table-cell office:value-type="float" office:value="725.25336" calcext:value-type="float">
            <text:p>725.25336</text:p>
          </table:table-cell>
          <table:table-cell office:value-type="float" office:value="1053.296" calcext:value-type="float">
            <text:p>1053.296</text:p>
          </table:table-cell>
        </table:table-row>
        <table:table-row table:style-name="ro1">
          <table:table-cell office:value-type="string" calcext:value-type="string">
            <text:p>2015/10/12</text:p>
          </table:table-cell>
          <table:table-cell office:value-type="float" office:value="722.08344" calcext:value-type="float">
            <text:p>722.08344</text:p>
          </table:table-cell>
          <table:table-cell office:value-type="float" office:value="1050.12608" calcext:value-type="float">
            <text:p>1050.12608</text:p>
          </table:table-cell>
        </table:table-row>
        <table:table-row table:style-name="ro1">
          <table:table-cell office:value-type="string" calcext:value-type="string">
            <text:p>2015/10/13</text:p>
          </table:table-cell>
          <table:table-cell office:value-type="float" office:value="718.9124" calcext:value-type="float">
            <text:p>718.9124</text:p>
          </table:table-cell>
          <table:table-cell office:value-type="float" office:value="1046.95504" calcext:value-type="float">
            <text:p>1046.95504</text:p>
          </table:table-cell>
        </table:table-row>
        <table:table-row table:style-name="ro1">
          <table:table-cell office:value-type="string" calcext:value-type="string">
            <text:p>2015/10/14</text:p>
          </table:table-cell>
          <table:table-cell office:value-type="float" office:value="715.74202" calcext:value-type="float">
            <text:p>715.74202</text:p>
          </table:table-cell>
          <table:table-cell office:value-type="float" office:value="1043.78466" calcext:value-type="float">
            <text:p>1043.78466</text:p>
          </table:table-cell>
        </table:table-row>
        <table:table-row table:style-name="ro1">
          <table:table-cell office:value-type="string" calcext:value-type="string">
            <text:p>2015/10/15</text:p>
          </table:table-cell>
          <table:table-cell office:value-type="float" office:value="712.57068" calcext:value-type="float">
            <text:p>712.57068</text:p>
          </table:table-cell>
          <table:table-cell office:value-type="float" office:value="1040.61332" calcext:value-type="float">
            <text:p>1040.61332</text:p>
          </table:table-cell>
        </table:table-row>
        <table:table-row table:style-name="ro1">
          <table:table-cell office:value-type="string" calcext:value-type="string">
            <text:p>2015/10/16</text:p>
          </table:table-cell>
          <table:table-cell office:value-type="float" office:value="709.39896" calcext:value-type="float">
            <text:p>709.39896</text:p>
          </table:table-cell>
          <table:table-cell office:value-type="float" office:value="1037.4416" calcext:value-type="float">
            <text:p>1037.4416</text:p>
          </table:table-cell>
        </table:table-row>
        <table:table-row table:style-name="ro1">
          <table:table-cell office:value-type="string" calcext:value-type="string">
            <text:p>2015/10/19</text:p>
          </table:table-cell>
          <table:table-cell office:value-type="float" office:value="706.22646" calcext:value-type="float">
            <text:p>706.22646</text:p>
          </table:table-cell>
          <table:table-cell office:value-type="float" office:value="1034.2691" calcext:value-type="float">
            <text:p>1034.2691</text:p>
          </table:table-cell>
        </table:table-row>
        <table:table-row table:style-name="ro1">
          <table:table-cell office:value-type="string" calcext:value-type="string">
            <text:p>2015/10/20</text:p>
          </table:table-cell>
          <table:table-cell office:value-type="float" office:value="703.05362" calcext:value-type="float">
            <text:p>703.05362</text:p>
          </table:table-cell>
          <table:table-cell office:value-type="float" office:value="1031.09626" calcext:value-type="float">
            <text:p>1031.09626</text:p>
          </table:table-cell>
        </table:table-row>
        <table:table-row table:style-name="ro1">
          <table:table-cell office:value-type="string" calcext:value-type="string">
            <text:p>2015/10/22</text:p>
          </table:table-cell>
          <table:table-cell office:value-type="float" office:value="699.88182" calcext:value-type="float">
            <text:p>699.88182</text:p>
          </table:table-cell>
          <table:table-cell office:value-type="float" office:value="1027.92446" calcext:value-type="float">
            <text:p>1027.92446</text:p>
          </table:table-cell>
        </table:table-row>
        <table:table-row table:style-name="ro1">
          <table:table-cell office:value-type="string" calcext:value-type="string">
            <text:p>2015/10/29</text:p>
          </table:table-cell>
          <table:table-cell office:value-type="float" office:value="696.70824" calcext:value-type="float">
            <text:p>696.70824</text:p>
          </table:table-cell>
          <table:table-cell office:value-type="float" office:value="1024.75088" calcext:value-type="float">
            <text:p>1024.75088</text:p>
          </table:table-cell>
        </table:table-row>
        <table:table-row table:style-name="ro1">
          <table:table-cell office:value-type="string" calcext:value-type="string">
            <text:p>2015/10/30</text:p>
          </table:table-cell>
          <table:table-cell office:value-type="float" office:value="693.537" calcext:value-type="float">
            <text:p>693.537</text:p>
          </table:table-cell>
          <table:table-cell office:value-type="float" office:value="1021.57964" calcext:value-type="float">
            <text:p>1021.57964</text:p>
          </table:table-cell>
        </table:table-row>
        <table:table-row table:style-name="ro1">
          <table:table-cell office:value-type="string" calcext:value-type="string">
            <text:p>2015/11/2</text:p>
          </table:table-cell>
          <table:table-cell office:value-type="float" office:value="690.36634" calcext:value-type="float">
            <text:p>690.36634</text:p>
          </table:table-cell>
          <table:table-cell office:value-type="float" office:value="1018.40898" calcext:value-type="float">
            <text:p>1018.40898</text:p>
          </table:table-cell>
        </table:table-row>
        <table:table-row table:style-name="ro1">
          <table:table-cell office:value-type="string" calcext:value-type="string">
            <text:p>2015/11/3</text:p>
          </table:table-cell>
          <table:table-cell office:value-type="float" office:value="687.193" calcext:value-type="float">
            <text:p>687.193</text:p>
          </table:table-cell>
          <table:table-cell office:value-type="float" office:value="1015.23564" calcext:value-type="float">
            <text:p>1015.23564</text:p>
          </table:table-cell>
        </table:table-row>
        <table:table-row table:style-name="ro1">
          <table:table-cell office:value-type="string" calcext:value-type="string">
            <text:p>2015/11/4</text:p>
          </table:table-cell>
          <table:table-cell office:value-type="float" office:value="684.01766" calcext:value-type="float">
            <text:p>684.01766</text:p>
          </table:table-cell>
          <table:table-cell office:value-type="float" office:value="1012.0603" calcext:value-type="float">
            <text:p>1012.0603</text:p>
          </table:table-cell>
        </table:table-row>
        <table:table-row table:style-name="ro1">
          <table:table-cell office:value-type="string" calcext:value-type="string">
            <text:p>2015/11/5</text:p>
          </table:table-cell>
          <table:table-cell office:value-type="float" office:value="680.84004" calcext:value-type="float">
            <text:p>680.84004</text:p>
          </table:table-cell>
          <table:table-cell office:value-type="float" office:value="1008.88268" calcext:value-type="float">
            <text:p>1008.88268</text:p>
          </table:table-cell>
        </table:table-row>
        <table:table-row table:style-name="ro1">
          <table:table-cell office:value-type="string" calcext:value-type="string">
            <text:p>2015/11/6</text:p>
          </table:table-cell>
          <table:table-cell office:value-type="float" office:value="677.663" calcext:value-type="float">
            <text:p>677.663</text:p>
          </table:table-cell>
          <table:table-cell office:value-type="float" office:value="1087.70728" calcext:value-type="float">
            <text:p>1087.70728</text:p>
          </table:table-cell>
        </table:table-row>
        <table:table-row table:style-name="ro1">
          <table:table-cell office:value-type="string" calcext:value-type="string">
            <text:p>2015/11/9</text:p>
          </table:table-cell>
          <table:table-cell office:value-type="float" office:value="674.48942" calcext:value-type="float">
            <text:p>674.48942</text:p>
          </table:table-cell>
          <table:table-cell office:value-type="float" office:value="1084.5337" calcext:value-type="float">
            <text:p>1084.5337</text:p>
          </table:table-cell>
        </table:table-row>
        <table:table-row table:style-name="ro1">
          <table:table-cell office:value-type="string" calcext:value-type="string">
            <text:p>2015/11/11</text:p>
          </table:table-cell>
          <table:table-cell office:value-type="float" office:value="671.31924" calcext:value-type="float">
            <text:p>671.31924</text:p>
          </table:table-cell>
          <table:table-cell office:value-type="float" office:value="1163.36516" calcext:value-type="float">
            <text:p>1163.36516</text:p>
          </table:table-cell>
        </table:table-row>
        <table:table-row table:style-name="ro1">
          <table:table-cell office:value-type="string" calcext:value-type="string">
            <text:p>2015/11/12</text:p>
          </table:table-cell>
          <table:table-cell office:value-type="float" office:value="668.1512" calcext:value-type="float">
            <text:p>668.1512</text:p>
          </table:table-cell>
          <table:table-cell office:value-type="float" office:value="1160.19712" calcext:value-type="float">
            <text:p>1160.19712</text:p>
          </table:table-cell>
        </table:table-row>
        <table:table-row table:style-name="ro1">
          <table:table-cell office:value-type="string" calcext:value-type="string">
            <text:p>2015/11/13</text:p>
          </table:table-cell>
          <table:table-cell office:value-type="float" office:value="746.982" calcext:value-type="float">
            <text:p>746.982</text:p>
          </table:table-cell>
          <table:table-cell office:value-type="float" office:value="1157.02956" calcext:value-type="float">
            <text:p>1157.02956</text:p>
          </table:table-cell>
        </table:table-row>
        <table:table-row table:style-name="ro1">
          <table:table-cell office:value-type="string" calcext:value-type="string">
            <text:p>2015/11/16</text:p>
          </table:table-cell>
          <table:table-cell office:value-type="float" office:value="743.81714" calcext:value-type="float">
            <text:p>743.81714</text:p>
          </table:table-cell>
          <table:table-cell office:value-type="float" office:value="1153.8647" calcext:value-type="float">
            <text:p>1153.8647</text:p>
          </table:table-cell>
        </table:table-row>
        <table:table-row table:style-name="ro1">
          <table:table-cell office:value-type="string" calcext:value-type="string">
            <text:p>2015/11/17</text:p>
          </table:table-cell>
          <table:table-cell office:value-type="float" office:value="740.6497" calcext:value-type="float">
            <text:p>740.6497</text:p>
          </table:table-cell>
          <table:table-cell office:value-type="float" office:value="1150.69726" calcext:value-type="float">
            <text:p>1150.69726</text:p>
          </table:table-cell>
        </table:table-row>
        <table:table-row table:style-name="ro1">
          <table:table-cell office:value-type="string" calcext:value-type="string">
            <text:p>2015/11/18</text:p>
          </table:table-cell>
          <table:table-cell office:value-type="float" office:value="737.48086" calcext:value-type="float">
            <text:p>737.48086</text:p>
          </table:table-cell>
          <table:table-cell office:value-type="float" office:value="1229.53006" calcext:value-type="float">
            <text:p>1229.53006</text:p>
          </table:table-cell>
        </table:table-row>
        <table:table-row table:style-name="ro1">
          <table:table-cell office:value-type="string" calcext:value-type="string">
            <text:p>2015/11/19</text:p>
          </table:table-cell>
          <table:table-cell office:value-type="float" office:value="734.3134" calcext:value-type="float">
            <text:p>734.3134</text:p>
          </table:table-cell>
          <table:table-cell office:value-type="float" office:value="1226.3626" calcext:value-type="float">
            <text:p>1226.3626</text:p>
          </table:table-cell>
        </table:table-row>
        <table:table-row table:style-name="ro1">
          <table:table-cell office:value-type="string" calcext:value-type="string">
            <text:p>2015/11/20</text:p>
          </table:table-cell>
          <table:table-cell office:value-type="float" office:value="731.14476" calcext:value-type="float">
            <text:p>731.14476</text:p>
          </table:table-cell>
          <table:table-cell office:value-type="float" office:value="1223.19396" calcext:value-type="float">
            <text:p>1223.19396</text:p>
          </table:table-cell>
        </table:table-row>
        <table:table-row table:style-name="ro1">
          <table:table-cell office:value-type="string" calcext:value-type="string">
            <text:p>2015/11/23</text:p>
          </table:table-cell>
          <table:table-cell office:value-type="float" office:value="727.97496" calcext:value-type="float">
            <text:p>727.97496</text:p>
          </table:table-cell>
          <table:table-cell office:value-type="float" office:value="1302.0258" calcext:value-type="float">
            <text:p>1302.0258</text:p>
          </table:table-cell>
        </table:table-row>
        <table:table-row table:style-name="ro1">
          <table:table-cell office:value-type="string" calcext:value-type="string">
            <text:p>2015/11/27</text:p>
          </table:table-cell>
          <table:table-cell office:value-type="float" office:value="724.80452" calcext:value-type="float">
            <text:p>724.80452</text:p>
          </table:table-cell>
          <table:table-cell office:value-type="float" office:value="1380.857" calcext:value-type="float">
            <text:p>1380.857</text:p>
          </table:table-cell>
        </table:table-row>
        <table:table-row table:style-name="ro1">
          <table:table-cell office:value-type="string" calcext:value-type="string">
            <text:p>2015/12/4</text:p>
          </table:table-cell>
          <table:table-cell office:value-type="float" office:value="721.63734" calcext:value-type="float">
            <text:p>721.63734</text:p>
          </table:table-cell>
          <table:table-cell office:value-type="float" office:value="1377.68982" calcext:value-type="float">
            <text:p>1377.68982</text:p>
          </table:table-cell>
        </table:table-row>
        <table:table-row table:style-name="ro1">
          <table:table-cell office:value-type="string" calcext:value-type="string">
            <text:p>2015/12/7</text:p>
          </table:table-cell>
          <table:table-cell office:value-type="float" office:value="718.4674" calcext:value-type="float">
            <text:p>718.4674</text:p>
          </table:table-cell>
          <table:table-cell office:value-type="float" office:value="1374.51988" calcext:value-type="float">
            <text:p>1374.51988</text:p>
          </table:table-cell>
        </table:table-row>
        <table:table-row table:style-name="ro1">
          <table:table-cell office:value-type="string" calcext:value-type="string">
            <text:p>2015/12/18</text:p>
          </table:table-cell>
          <table:table-cell office:value-type="float" office:value="715.3024" calcext:value-type="float">
            <text:p>715.3024</text:p>
          </table:table-cell>
          <table:table-cell office:value-type="float" office:value="1371.35488" calcext:value-type="float">
            <text:p>1371.35488</text:p>
          </table:table-cell>
        </table:table-row>
        <table:table-row table:style-name="ro1">
          <table:table-cell office:value-type="string" calcext:value-type="string">
            <text:p>2015/12/21</text:p>
          </table:table-cell>
          <table:table-cell office:value-type="float" office:value="712.1389" calcext:value-type="float">
            <text:p>712.1389</text:p>
          </table:table-cell>
          <table:table-cell office:value-type="float" office:value="1368.19138" calcext:value-type="float">
            <text:p>1368.19138</text:p>
          </table:table-cell>
        </table:table-row>
        <table:table-row table:style-name="ro1">
          <table:table-cell office:value-type="string" calcext:value-type="string">
            <text:p>2015/12/22</text:p>
          </table:table-cell>
          <table:table-cell office:value-type="float" office:value="708.97372" calcext:value-type="float">
            <text:p>708.97372</text:p>
          </table:table-cell>
          <table:table-cell office:value-type="float" office:value="1365.0262" calcext:value-type="float">
            <text:p>1365.0262</text:p>
          </table:table-cell>
        </table:table-row>
        <table:table-row table:style-name="ro1">
          <table:table-cell office:value-type="string" calcext:value-type="string">
            <text:p>2015/12/23</text:p>
          </table:table-cell>
          <table:table-cell office:value-type="float" office:value="705.80766" calcext:value-type="float">
            <text:p>705.80766</text:p>
          </table:table-cell>
          <table:table-cell office:value-type="float" office:value="1361.86014" calcext:value-type="float">
            <text:p>1361.86014</text:p>
          </table:table-cell>
        </table:table-row>
        <table:table-row table:style-name="ro1">
          <table:table-cell office:value-type="string" calcext:value-type="string">
            <text:p>2015/12/24</text:p>
          </table:table-cell>
          <table:table-cell office:value-type="float" office:value="702.6407" calcext:value-type="float">
            <text:p>702.6407</text:p>
          </table:table-cell>
          <table:table-cell office:value-type="float" office:value="1358.69318" calcext:value-type="float">
            <text:p>1358.69318</text:p>
          </table:table-cell>
        </table:table-row>
        <table:table-row table:style-name="ro1">
          <table:table-cell office:value-type="string" calcext:value-type="string">
            <text:p>2015/12/25</text:p>
          </table:table-cell>
          <table:table-cell office:value-type="float" office:value="699.47396" calcext:value-type="float">
            <text:p>699.47396</text:p>
          </table:table-cell>
          <table:table-cell office:value-type="float" office:value="1355.52644" calcext:value-type="float">
            <text:p>1355.52644</text:p>
          </table:table-cell>
        </table:table-row>
        <table:table-row table:style-name="ro1">
          <table:table-cell office:value-type="string" calcext:value-type="string">
            <text:p>2015/12/28</text:p>
          </table:table-cell>
          <table:table-cell office:value-type="float" office:value="696.30652" calcext:value-type="float">
            <text:p>696.30652</text:p>
          </table:table-cell>
          <table:table-cell office:value-type="float" office:value="1352.359" calcext:value-type="float">
            <text:p>1352.359</text:p>
          </table:table-cell>
        </table:table-row>
        <table:table-row table:style-name="ro1">
          <table:table-cell office:value-type="string" calcext:value-type="string">
            <text:p>2015/12/29</text:p>
          </table:table-cell>
          <table:table-cell office:value-type="float" office:value="693.14006" calcext:value-type="float">
            <text:p>693.14006</text:p>
          </table:table-cell>
          <table:table-cell office:value-type="float" office:value="1349.19254" calcext:value-type="float">
            <text:p>1349.19254</text:p>
          </table:table-cell>
        </table:table-row>
        <table:table-row table:style-name="ro1">
          <table:table-cell office:value-type="string" calcext:value-type="string">
            <text:p>2015/12/31</text:p>
          </table:table-cell>
          <table:table-cell office:value-type="float" office:value="689.97522" calcext:value-type="float">
            <text:p>689.97522</text:p>
          </table:table-cell>
          <table:table-cell office:value-type="float" office:value="1346.0277" calcext:value-type="float">
            <text:p>1346.02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12pt" style:language-asian="zh" style:country-asian="TW" style:font-name-complex="Noto Sans CJK T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2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2T00:43:27.107632315</dc:date>
    <meta:editing-duration>PT1M4S</meta:editing-duration>
    <meta:editing-cycles>1</meta:editing-cycles>
    <meta:document-statistic meta:table-count="1" meta:cell-count="477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201cm" style:legend-expansion="high" chart:style-name="ch2"/>
        <chart:plot-area chart:style-name="ch3" table:cell-range-address="option_roi_result.B1:option_roi_result.B159" chart:data-source-has-labels="row" svg:x="0.32cm" svg:y="0.18cm" svg:width="13.361cm" svg:height="8.64cm">
          <chartooo:coordinate-region svg:x="1.232cm" svg:y="0.38cm" svg:width="12.449cm" svg:height="8.2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ption_roi_result.B2:option_roi_result.B159" chart:label-cell-address="option_roi_result.B1:option_roi_result.B1" chart:class="chart:bar">
            <chart:data-point chart:repeated="15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_HF</text:p>
                <draw:g>
                  <svg:desc>option_roi_result.B1:option_roi_resul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18472">
                <text:p>-3.18472</text:p>
                <draw:g>
                  <svg:desc>option_roi_result.B2:option_roi_result.B1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.36756">
                <text:p>-6.367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54836">
                <text:p>-9.548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.26772">
                <text:p>69.267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.0812">
                <text:p>66.08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.89744">
                <text:p>62.897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.71352">
                <text:p>59.713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.52878">
                <text:p>56.528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.34508">
                <text:p>53.345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.16154">
                <text:p>50.161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.97736">
                <text:p>46.977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.79292">
                <text:p>43.792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.60732">
                <text:p>40.607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.42008">
                <text:p>37.420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.23102">
                <text:p>34.231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.0421">
                <text:p>31.04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.8517">
                <text:p>27.85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.66218">
                <text:p>24.662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.47228">
                <text:p>21.472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.28312">
                <text:p>18.283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09538">
                <text:p>15.095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90666">
                <text:p>11.906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71628">
                <text:p>8.716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5256">
                <text:p>5.52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3686">
                <text:p>2.336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85246">
                <text:p>-0.852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4.04174">
                <text:p>-4.041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7.23552">
                <text:p>-7.235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0.42718">
                <text:p>-10.427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3.61838">
                <text:p>-13.618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6.8131">
                <text:p>-16.81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0.0077">
                <text:p>-20.00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3.19934">
                <text:p>-23.199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6.39148">
                <text:p>-26.391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9.58174">
                <text:p>-29.581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2.77378">
                <text:p>-32.773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35.96462">
                <text:p>-35.964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9.15724">
                <text:p>-39.157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2.34886">
                <text:p>-42.348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45.54138">
                <text:p>-45.541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48.73488">
                <text:p>-48.734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1.92774">
                <text:p>-51.927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5.1203">
                <text:p>-55.12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8.31272">
                <text:p>-58.312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1.50446">
                <text:p>-61.504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64.69572">
                <text:p>-64.695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67.88888">
                <text:p>-67.888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.91192">
                <text:p>10.911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71272">
                <text:p>7.712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51224">
                <text:p>4.512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31272">
                <text:p>1.312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88536">
                <text:p>-1.885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5.08334">
                <text:p>-5.083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8.2807">
                <text:p>-8.28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1.47678">
                <text:p>-11.476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4.67246">
                <text:p>-14.672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7.86788">
                <text:p>-17.867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1.06392">
                <text:p>-21.063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4.2581">
                <text:p>-24.25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7.4523">
                <text:p>-27.45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30.647">
                <text:p>-30.6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3.83974">
                <text:p>-33.839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0.84002">
                <text:p>-20.840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.96606">
                <text:p>57.966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4.77202">
                <text:p>54.772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1.57908">
                <text:p>51.579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0.38624">
                <text:p>130.386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7.19422">
                <text:p>127.194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6.00036">
                <text:p>206.000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2.80818">
                <text:p>202.808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9.61392">
                <text:p>199.613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6.41906">
                <text:p>196.419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3.23296">
                <text:p>193.232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0.04756">
                <text:p>190.047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6.86272">
                <text:p>186.862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3.67838">
                <text:p>183.678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0.49746">
                <text:p>180.497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9.3137">
                <text:p>259.31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6.12924">
                <text:p>256.129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2.9449">
                <text:p>252.94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9.7595">
                <text:p>249.75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4.75898">
                <text:p>274.758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71.57512">
                <text:p>271.575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8.39224">
                <text:p>268.392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5.2085">
                <text:p>265.20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2.02254">
                <text:p>262.022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8.8373">
                <text:p>258.83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37.65968">
                <text:p>337.659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34.48102">
                <text:p>334.481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31.30658">
                <text:p>331.306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28.1338">
                <text:p>328.13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06.9622">
                <text:p>406.96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03.79158">
                <text:p>403.791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2.62226">
                <text:p>482.622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9.45214">
                <text:p>479.452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6.28128">
                <text:p>476.281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73.11404">
                <text:p>473.114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69.95052">
                <text:p>469.950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66.7915">
                <text:p>466.79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63.6343">
                <text:p>463.63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60.48208">
                <text:p>460.482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39.33248">
                <text:p>539.332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36.18194">
                <text:p>536.181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33.02878">
                <text:p>533.028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9.87212">
                <text:p>529.872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6.71406">
                <text:p>526.714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05.5571">
                <text:p>605.55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02.39792">
                <text:p>602.397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81.2377">
                <text:p>681.23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78.08066">
                <text:p>678.080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74.91432">
                <text:p>674.914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71.74828">
                <text:p>671.748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68.58204">
                <text:p>668.582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47.41308">
                <text:p>747.413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44.24476">
                <text:p>744.244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41.07882">
                <text:p>741.078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37.9141">
                <text:p>737.91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34.75376">
                <text:p>734.753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31.58814">
                <text:p>731.588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28.42094">
                <text:p>728.420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25.25336">
                <text:p>725.253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22.08344">
                <text:p>722.083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18.9124">
                <text:p>718.91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15.74202">
                <text:p>715.742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12.57068">
                <text:p>712.570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09.39896">
                <text:p>709.3989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06.22646">
                <text:p>706.226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03.05362">
                <text:p>703.053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99.88182">
                <text:p>699.881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96.70824">
                <text:p>696.708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93.537">
                <text:p>693.5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90.36634">
                <text:p>690.366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87.193">
                <text:p>687.1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84.01766">
                <text:p>684.017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80.84004">
                <text:p>680.840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7.663">
                <text:p>677.6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74.48942">
                <text:p>674.489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71.31924">
                <text:p>671.319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68.1512">
                <text:p>668.15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46.982">
                <text:p>746.9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43.81714">
                <text:p>743.817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40.6497">
                <text:p>740.649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37.48086">
                <text:p>737.480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34.3134">
                <text:p>734.313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31.14476">
                <text:p>731.144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7.97496">
                <text:p>727.9749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24.80452">
                <text:p>724.804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21.63734">
                <text:p>721.637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18.4674">
                <text:p>718.467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15.3024">
                <text:p>715.30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12.1389">
                <text:p>712.138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08.97372">
                <text:p>708.973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05.80766">
                <text:p>705.807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02.6407">
                <text:p>702.640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99.47396">
                <text:p>699.473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96.30652">
                <text:p>696.306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93.14006">
                <text:p>693.140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89.97522">
                <text:p>689.975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54cm" svg:y="4.201cm" style:legend-expansion="high" chart:style-name="ch2"/>
        <chart:plot-area chart:style-name="ch3" table:cell-range-address="option_roi_result.C1:option_roi_result.C159" chart:data-source-has-labels="row" svg:x="0.32cm" svg:y="0.18cm" svg:width="13.414cm" svg:height="8.64cm">
          <chartooo:coordinate-region svg:x="1.312cm" svg:y="0.379cm" svg:width="12.422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ption_roi_result.C2:option_roi_result.C159" chart:label-cell-address="option_roi_result.C1:option_roi_result.C1" chart:class="chart:bar">
            <chart:data-point chart:repeated="15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_LF</text:p>
                <draw:g>
                  <svg:desc>option_roi_result.C1:option_roi_resul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18472">
                <text:p>-3.18472</text:p>
                <draw:g>
                  <svg:desc>option_roi_result.C2:option_roi_result.C1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.36756">
                <text:p>-6.367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54836">
                <text:p>-9.548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.26772">
                <text:p>69.267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.0812">
                <text:p>66.08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.89744">
                <text:p>62.897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.71352">
                <text:p>59.713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8.53042">
                <text:p>138.530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5.34672">
                <text:p>135.346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4.16482">
                <text:p>214.164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0.98064">
                <text:p>210.980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7.7962">
                <text:p>207.79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4.6106">
                <text:p>204.6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1.42336">
                <text:p>201.423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8.2343">
                <text:p>198.23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5.04538">
                <text:p>195.045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1.85498">
                <text:p>191.854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8.66546">
                <text:p>188.665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5.47556">
                <text:p>185.475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2.2864">
                <text:p>182.28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9.09866">
                <text:p>179.098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5.90994">
                <text:p>175.909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2.71956">
                <text:p>172.719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9.52888">
                <text:p>169.528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6.34014">
                <text:p>166.340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3.15082">
                <text:p>163.150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9.96154">
                <text:p>159.961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6.76776">
                <text:p>156.767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3.5761">
                <text:p>153.57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.3849">
                <text:p>150.38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7.19018">
                <text:p>147.190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3.99558">
                <text:p>143.995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0.80394">
                <text:p>140.803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7.6118">
                <text:p>137.61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4.42154">
                <text:p>134.421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1.2295">
                <text:p>131.22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8.03866">
                <text:p>128.038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4.84604">
                <text:p>124.846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1.65442">
                <text:p>121.654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8.4619">
                <text:p>118.46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5.2684">
                <text:p>115.26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2.07554">
                <text:p>112.075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0.88462">
                <text:p>190.884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7.6922">
                <text:p>187.69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4.50046">
                <text:p>184.500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1.3092">
                <text:p>181.30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8.11604">
                <text:p>178.116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4.91848">
                <text:p>174.918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1.71928">
                <text:p>171.719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8.5188">
                <text:p>168.51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5.31928">
                <text:p>165.319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2.1212">
                <text:p>162.12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8.92322">
                <text:p>158.923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5.72586">
                <text:p>155.725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2.52978">
                <text:p>152.529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9.3341">
                <text:p>149.33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6.13868">
                <text:p>146.138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4.94428">
                <text:p>224.944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1.7501">
                <text:p>221.75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8.5559">
                <text:p>218.55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5.3612">
                <text:p>215.36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4.1701">
                <text:p>294.17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7.16982">
                <text:p>307.169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3.97754">
                <text:p>303.977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0.7835">
                <text:p>300.78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9.5922">
                <text:p>379.59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76.401">
                <text:p>376.4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73.20898">
                <text:p>373.208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70.01676">
                <text:p>370.016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6.82458">
                <text:p>366.824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3.63032">
                <text:p>363.630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0.43546">
                <text:p>360.435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39.251">
                <text:p>439.2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36.0656">
                <text:p>436.06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32.88076">
                <text:p>432.880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9.69642">
                <text:p>429.696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26.5155">
                <text:p>426.51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23.33338">
                <text:p>423.333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20.14892">
                <text:p>420.148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6.96458">
                <text:p>416.964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3.77918">
                <text:p>413.779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38.77866">
                <text:p>438.778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35.5948">
                <text:p>435.59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32.41192">
                <text:p>432.411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9.22818">
                <text:p>429.228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6.04222">
                <text:p>426.042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22.85698">
                <text:p>422.856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9.681">
                <text:p>419.6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16.50234">
                <text:p>416.502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13.3279">
                <text:p>413.32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92.15676">
                <text:p>492.156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88.9868">
                <text:p>488.98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85.81618">
                <text:p>485.816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64.64686">
                <text:p>564.646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61.47674">
                <text:p>561.476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40.30752">
                <text:p>640.307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37.14028">
                <text:p>637.140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33.97676">
                <text:p>633.976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30.81774">
                <text:p>630.817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09.66218">
                <text:p>709.662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88.5116">
                <text:p>788.51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85.36364">
                <text:p>785.363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64.21474">
                <text:p>864.214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61.06158">
                <text:p>861.061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57.90492">
                <text:p>857.904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36.7485">
                <text:p>936.74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33.59318">
                <text:p>933.593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30.434">
                <text:p>930.4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27.27542">
                <text:p>927.275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24.11838">
                <text:p>924.118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20.95204">
                <text:p>920.952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17.786">
                <text:p>917.7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14.61976">
                <text:p>914.619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11.45244">
                <text:p>911.452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08.28412">
                <text:p>908.284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05.11818">
                <text:p>905.118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83.9551">
                <text:p>983.95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80.79476">
                <text:p>980.794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77.62914">
                <text:p>977.629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56.46358">
                <text:p>1056.463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53.296">
                <text:p>1053.2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50.12608">
                <text:p>1050.126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46.95504">
                <text:p>1046.955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43.78466">
                <text:p>1043.784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40.61332">
                <text:p>1040.613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37.4416">
                <text:p>1037.44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34.2691">
                <text:p>1034.26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31.09626">
                <text:p>1031.096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27.92446">
                <text:p>1027.924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24.75088">
                <text:p>1024.7508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21.57964">
                <text:p>1021.579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18.40898">
                <text:p>1018.408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15.23564">
                <text:p>1015.235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12.0603">
                <text:p>1012.06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08.88268">
                <text:p>1008.882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87.70728">
                <text:p>1087.707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84.5337">
                <text:p>1084.53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63.36516">
                <text:p>1163.365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60.19712">
                <text:p>1160.197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57.02956">
                <text:p>1157.029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53.8647">
                <text:p>1153.86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50.69726">
                <text:p>1150.697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29.53006">
                <text:p>1229.530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26.3626">
                <text:p>1226.36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23.19396">
                <text:p>1223.193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02.0258">
                <text:p>1302.02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80.857">
                <text:p>1380.8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77.68982">
                <text:p>1377.6898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74.51988">
                <text:p>1374.519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71.35488">
                <text:p>1371.354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68.19138">
                <text:p>1368.1913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65.0262">
                <text:p>1365.02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61.86014">
                <text:p>1361.860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58.69318">
                <text:p>1358.693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55.52644">
                <text:p>1355.526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52.359">
                <text:p>1352.3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49.19254">
                <text:p>1349.192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46.0277">
                <text:p>1346.02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